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8de9b" officeooo:paragraph-rsid="00192c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ba805" officeooo:paragraph-rsid="001ba80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8de9b" officeooo:paragraph-rsid="00192cb6" style:font-size-asian="15pt" style:font-weight-asian="bold" style:font-size-complex="15pt" style:font-weight-complex="bold"/>
    </style:style>
    <style:style style:name="T1" style:family="text">
      <style:text-properties officeooo:rsid="001b6295"/>
    </style:style>
    <style:style style:name="T2" style:family="text">
      <style:text-properties officeooo:rsid="001ba805"/>
    </style:style>
    <style:style style:name="T3" style:family="text">
      <style:text-properties officeooo:rsid="001d6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SAE2.1 Semaine <text:span text:style-name="T2">4</text:span>:</text:p>
      <text:p text:style-name="P3"/>
      <text:p text:style-name="P1">Membres :</text:p>
      <text:p text:style-name="P1"><text:tab/>Yann Glady</text:p>
      <text:p text:style-name="P1"><text:tab/>Thomas Rott</text:p>
      <text:p text:style-name="P1"/>
      <text:p text:style-name="P1">Nous avons réussi à tout faire cependant. <text:span text:style-name="T1">Dans le Helper.java, nous avons rajouter </text:span><text:span text:style-name="T2">des pour écrire les type de retour ou de variable</text:span><text:span text:style-name="T1">.</text:span></text:p>
      <text:p text:style-name="P2">Nous avons eu beaucoup de problème dans la compréhension de l’écriture des DCA et DCA. Nous avons fait selon notre réprésentation. <text:span text:style-name="T3">Pour la génération mais aussi celui du c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9:11:14.973081622</dc:date>
    <meta:editing-duration>PT17M1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2" meta:character-count="365" meta:non-whitespace-character-count="307"/>
  </office:meta>
</office:document-meta>
</file>